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2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Complete Requirements:</text:span></text:p>
      <text:list xml:id="list1617985649119682736" text:style-name="L1">
        <text:list-item>
          <text:p text:style-name="P1">Display the board supplied by the customer</text:p>
        </text:list-item>
        <text:list-item>
          <text:p text:style-name="P1">Support character selection (original requirements)</text:p>
        </text:list-item>
        <text:list-item>
          <text:p text:style-name="P1">Support captain, swordsman, amazon, dwarf, elf, and black knight (original requirements)</text:p>
        </text:list-item>
        <text:list-item>
          <text:p text:style-name="P1">PDF with documentation (requirements, use cases)</text:p>
        </text:list-item>
        <text:list-item>
          <text:p text:style-name="P1">Display multiple “things” on a single clearing when hovering mouse over that clearing</text:p>
        </text:list-item>
        <text:list-item>
          <text:p text:style-name="P1">Support Moving</text:p>
        </text:list-item>
        <text:list-item>
          <text:p text:style-name="P1">Support Hiding</text:p>
        </text:list-item>
        <text:list-item>
          <text:p text:style-name="P1">Support Searching</text:p>
        </text:list-item>
      </text:list>
      <text:p text:style-name="Standard"/>
      <text:p text:style-name="P2">Incomplete Requirements:</text:p>
      <text:list xml:id="list2251786310764505521" text:style-name="L2">
        <text:list-item>
          <text:p text:style-name="P3">Setup all sound, warning, treasure chits (original requirements)</text:p>
        </text:list-item>
        <text:list-item>
          <text:p text:style-name="P3">Support 1<text:span text:style-name="T1">st</text:span> encounter treasure appearance and looting(for “keeners”)</text:p>
        </text:list-item>
        <text:list-item>
          <text:p text:style-name="P3">Place dwellings and ghosts on the board (original requirements)</text:p>
        </text:list-item>
        <text:list-item>
          <text:p text:style-name="P3">Support the appearing of and trading with natives and visitors (original requirements)</text:p>
        </text:list-item>
        <text:list-item>
          <text:p text:style-name="P3">Support the appearing, moving and blocking of monsters (original requirements)</text:p>
        </text:list-item>
        <text:list-item>
          <text:p text:style-name="P3">Support combat between 2 or 3 players</text:p>
        </text:list-item>
        <text:list-item>
          <text:p text:style-name="P3">PDF with documentation (unbound UCMs)</text:p>
        </text:list-item>
        <text:list-item>
          <text:p text:style-name="P3">Support cheat mode (original requirements)</text:p>
        </text:list-item>
        <text:list-item>
          <text:p text:style-name="P3">Support warlock, crone, shaman, scholar (non-essential)</text:p>
        </text:list-item>
        <text:list-item>
          <text:p text:style-name="P5">Start all characters at the inn</text:p>
        </text:list-item>
        <text:list-item>
          <text:p text:style-name="P5">Offer alternative start locations for characters that have them (non-essential)</text:p>
        </text:list-item>
        <text:list-item>
          <text:p text:style-name="P5">Game ends after 1 month, winner has highest victory points (1 point per treasure, 1 point per 10 fame, 1 point for 20 notoriety, 1 point for 30 gold)</text:p>
        </text:list-item>
        <text:list-item>
          <text:p text:style-name="P5">Monsters triggers by sound/warning chits and treasure chits</text:p>
        </text:list-item>
        <text:list-item>
          <text:p text:style-name="P3">Support all or more than one monsters(non-essential)</text:p>
        </text:list-item>
        <text:list-item>
          <text:p text:style-name="P3">Support Blocking</text:p>
        </text:list-item>
        <text:list-item>
          <text:p text:style-name="P3">Support Resting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19:07:54.57</meta:creation-date>
    <dc:date>2015-02-20T19:52:26.96</dc:date>
    <meta:editing-duration>PT44M29S</meta:editing-duration>
    <meta:editing-cycles>8</meta:editing-cycles>
    <meta:generator>OpenOffice/4.0.1$Win32 OpenOffice.org_project/401m5$Build-9714</meta:generator>
    <meta:document-statistic meta:table-count="0" meta:image-count="0" meta:object-count="0" meta:page-count="1" meta:paragraph-count="26" meta:word-count="210" meta:character-count="1360"/>
  </office:meta>
</office:document-meta>
</file>